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B49EF7D2B8.png"/>
  <manifest:file-entry manifest:media-type="image/png" manifest:full-path="Pictures/10000000000000C70000012CE8C04469.png"/>
  <manifest:file-entry manifest:media-type="image/png" manifest:full-path="Pictures/100000000000012C000000C6ABF093C4.png"/>
  <manifest:file-entry manifest:media-type="image/png" manifest:full-path="Pictures/100000000000012C000000966135A4E4.png"/>
  <manifest:file-entry manifest:media-type="image/png" manifest:full-path="Pictures/100000000000012C000001291AF7C62D.png"/>
  <manifest:file-entry manifest:media-type="image/png" manifest:full-path="Pictures/10000000000000C600000095E9DB510F.png"/>
  <manifest:file-entry manifest:media-type="image/png" manifest:full-path="Pictures/1000000000000129000000C61B2C0730.png"/>
  <manifest:file-entry manifest:media-type="image/png" manifest:full-path="Pictures/100000000000012C000000F021D4D123.png"/>
  <manifest:file-entry manifest:media-type="image/png" manifest:full-path="Pictures/1000000000000280000001AAC86F1E46.png"/>
  <manifest:file-entry manifest:media-type="image/png" manifest:full-path="Pictures/100000000000012C0000010A97D45E1E.png"/>
  <manifest:file-entry manifest:media-type="image/png" manifest:full-path="Pictures/1000000000000078000000B4F2B8D31C.png"/>
  <manifest:file-entry manifest:media-type="image/png" manifest:full-path="Pictures/1000000000000280000001AAF329BE56.png"/>
  <manifest:file-entry manifest:media-type="image/png" manifest:full-path="Pictures/100000000000012C000000D21315C17A.png"/>
  <manifest:file-entry manifest:media-type="image/png" manifest:full-path="Pictures/10000000000000CE0000012C870FF317.png"/>
  <manifest:file-entry manifest:media-type="image/png" manifest:full-path="Pictures/100000000000012C000000D4BA4DF447.png"/>
  <manifest:file-entry manifest:media-type="image/png" manifest:full-path="Pictures/1000000000000127000000C6C30FCDA4.png"/>
  <manifest:file-entry manifest:media-type="image/png" manifest:full-path="Pictures/1000000000000066000000963AA169A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O WON</text:p>
      <text:p text:style-name="P1"/>
      <text:p text:style-name="P2">각시탈 (Gak-si-tal) New korean Drama</text:p>
      <text:p text:style-name="P2">Bridal Mask</text:p>
      <text:p text:style-name="P2">新娘面具</text:p>
      <text:p text:style-name="P2"><draw:frame draw:style-name="fr1" draw:name="graphics2" text:anchor-type="paragraph" svg:width="6.6665in" svg:height="4.4374in" draw:z-index="1"><draw:image xlink:href="Pictures/1000000000000280000001AAF329BE56.png" xlink:type="simple" xlink:show="embed" xlink:actuate="onLoad"/></draw:frame></text:p>
      <text:p text:style-name="P2"><draw:frame draw:style-name="fr2" draw:name="graphics1" text:anchor-type="paragraph" svg:width="6.6665in" svg:height="4.4374in" draw:z-index="0"><draw:image xlink:href="Pictures/1000000000000280000001AAC86F1E46.png" xlink:type="simple" xlink:show="embed" xlink:actuate="onLoad"/></draw:frame><text:soft-page-break/></text:p>
      <text:p text:style-name="P2"><draw:frame draw:style-name="fr3" draw:name="graphics6" text:anchor-type="paragraph" svg:x="4.6917in" svg:y="0.4689in" svg:width="2.1457in" svg:height="3.1252in" draw:z-index="5"><draw:image xlink:href="Pictures/10000000000000CE0000012C870FF317.png" xlink:type="simple" xlink:show="embed" xlink:actuate="onLoad"/></draw:frame><draw:frame draw:style-name="fr3" draw:name="graphics5" text:anchor-type="paragraph" svg:x="0.5055in" svg:y="2.3354in" svg:width="3.6028in" svg:height="2.198in" draw:z-index="4"><draw:image xlink:href="Pictures/100000000000012C000000C6ABF093C4.png" xlink:type="simple" xlink:show="embed" xlink:actuate="onLoad"/></draw:frame><draw:frame draw:style-name="fr3" draw:name="graphics4" text:anchor-type="paragraph" svg:x="1.9626in" svg:y="0.1043in" svg:width="1.5626in" svg:height="1.8752in" draw:z-index="3"><draw:image xlink:href="Pictures/1000000000000096000000B49EF7D2B8.png" xlink:type="simple" xlink:show="embed" xlink:actuate="onLoad"/></draw:frame><draw:frame draw:style-name="fr3" draw:name="graphics3" text:anchor-type="paragraph" svg:x="0.6291in" svg:y="0.1563in" svg:width="1.25in" svg:height="1.8752in" draw:z-index="2"><draw:image xlink:href="Pictures/1000000000000078000000B4F2B8D31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graphics11" text:anchor-type="paragraph" svg:x="0.0457in" svg:y="4.948in" svg:width="3.1252in" svg:height="2.5in" draw:z-index="10"><draw:image xlink:href="Pictures/100000000000012C000000F021D4D123.png" xlink:type="simple" xlink:show="embed" xlink:actuate="onLoad"/></draw:frame><draw:frame draw:style-name="fr3" draw:name="graphics10" text:anchor-type="paragraph" svg:x="2.2339in" svg:y="0.1252in" svg:width="1.0626in" svg:height="1.5626in" draw:z-index="9"><draw:image xlink:href="Pictures/1000000000000066000000963AA169AF.png" xlink:type="simple" xlink:show="embed" xlink:actuate="onLoad"/></draw:frame><draw:frame draw:style-name="fr3" draw:name="graphics9" text:anchor-type="paragraph" svg:x="2.8535in" svg:y="2.6043in" svg:width="3.0728in" svg:height="2.0626in" draw:z-index="8"><draw:image xlink:href="Pictures/1000000000000127000000C6C30FCDA4.png" xlink:type="simple" xlink:show="embed" xlink:actuate="onLoad"/></draw:frame><draw:frame draw:style-name="fr3" draw:name="graphics8" text:anchor-type="paragraph" svg:x="0.0409in" svg:y="0.552in" svg:width="2.0728in" svg:height="3.1252in" draw:z-index="7"><draw:image xlink:href="Pictures/10000000000000C70000012CE8C04469.png" xlink:type="simple" xlink:show="embed" xlink:actuate="onLoad"/></draw:frame><draw:frame draw:style-name="fr3" draw:name="graphics7" text:anchor-type="paragraph" svg:x="3.4311in" svg:y="0.052in" svg:width="3.1252in" svg:height="2.1874in" draw:z-index="6"><draw:image xlink:href="Pictures/100000000000012C000000D21315C17A.png" xlink:type="simple" xlink:show="embed" xlink:actuate="onLoad"/></draw:frame><text:soft-page-break/> </text:p>
      <text:p text:style-name="P2"><draw:frame draw:style-name="fr3" draw:name="graphics13" text:anchor-type="paragraph" svg:x="0.202in" svg:y="7.5835in" svg:width="2.0626in" svg:height="1.552in" draw:z-index="12"><draw:image xlink:href="Pictures/10000000000000C600000095E9DB510F.png" xlink:type="simple" xlink:show="embed" xlink:actuate="onLoad"/></draw:frame><draw:frame draw:style-name="fr3" draw:name="graphics12" text:anchor-type="paragraph" svg:x="3.3272in" svg:y="5.6563in" svg:width="3.1252in" svg:height="2.2083in" draw:z-index="11"><draw:image xlink:href="Pictures/100000000000012C000000D4BA4DF44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graphics14" text:anchor-type="paragraph" svg:x="0.2957in" svg:y="0.1465in" svg:width="3.1252in" svg:height="2.7709in" draw:z-index="13"><draw:image xlink:href="Pictures/100000000000012C0000010A97D45E1E.png" xlink:type="simple" xlink:show="embed" xlink:actuate="onLoad"/></draw:frame></text:p>
      <text:p text:style-name="P2"/>
      <text:p text:style-name="P2"><draw:frame draw:style-name="fr3" draw:name="graphics15" text:anchor-type="paragraph" svg:x="3.5457in" svg:y="0.1146in" svg:width="3.1252in" svg:height="3.0937in" draw:z-index="14"><draw:image xlink:href="Pictures/100000000000012C000001291AF7C62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graphics16" text:anchor-type="paragraph" svg:x="0.5618in" svg:y="1.0543in" svg:width="3.0937in" svg:height="2.0626in" draw:z-index="15"><draw:image xlink:href="Pictures/1000000000000129000000C61B2C0730.png" xlink:type="simple" xlink:show="embed" xlink:actuate="onLoad"/></draw:frame><draw:frame draw:style-name="fr3" draw:name="graphics17" text:anchor-type="paragraph" svg:x="3.9311in" svg:y="1.3126in" svg:width="3.1252in" svg:height="1.5626in" draw:z-index="16"><draw:image xlink:href="Pictures/100000000000012C000000966135A4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 </meta:initial-creator>
    <meta:creation-date>2012-05-30T08:45:53</meta:creation-date>
    <dc:date>2012-06-01T14:16:20</dc:date>
    <dc:creator>Student </dc:creator>
    <meta:editing-duration>PT52M27S</meta:editing-duration>
    <meta:editing-cycles>5</meta:editing-cycles>
    <meta:generator>LibreOffice/3.3$Linux LibreOffice_project/330m19$Build-202</meta:generator>
    <meta:document-statistic meta:table-count="0" meta:image-count="17" meta:object-count="0" meta:page-count="4" meta:paragraph-count="5" meta:word-count="13" meta:character-count="56"/>
  </office:meta>
</office:document-meta>
</file>